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200000189D200CCB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2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1.27cm" fo:min-width="3.22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cm" fo:min-width="0cm" fo:wrap-option="wrap" loext:decorative="false"/>
    </style:style>
    <style:style style:name="gr6" style:family="graphic" style:parent-style-name="standard">
      <style:graphic-properties svg:stroke-width="0.081cm" svg:stroke-color="#e8a202" draw:marker-start-width="0.321cm" draw:marker-end-width="0.321cm" draw:textarea-vertical-align="middle" fo:padding-top="0.165cm" fo:padding-bottom="0.165cm" fo:padding-left="0.29cm" fo:padding-right="0.29cm" loext:decorative="false"/>
    </style:style>
    <style:style style:name="gr7" style:family="graphic" style:parent-style-name="standard">
      <style:graphic-properties svg:stroke-width="0.081cm" svg:stroke-color="#ff0000" draw:marker-start-width="0.321cm" draw:marker-end-width="0.321cm" draw:textarea-vertical-align="middle" fo:padding-top="0.165cm" fo:padding-bottom="0.165cm" fo:padding-left="0.29cm" fo:padding-right="0.29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1.39cm" fo:min-width="3.22cm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81cm" svg:stroke-color="#000000" draw:marker-start-width="0.321cm" draw:marker-end-width="0.321cm" draw:textarea-vertical-align="middle" fo:padding-top="0.165cm" fo:padding-bottom="0.165cm" fo:padding-left="0.29cm" fo:padding-right="0.29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6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217cm" loext:decorative="false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1.07cm" fo:min-width="1.34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1.07cm" fo:min-width="1.34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Liberation Sans" fo:font-size="10pt" style:letter-kerning="true" style:font-name-asian="Noto Sans CJK SC" style:font-size-asian="10pt" style:font-name-complex="Noto Sans Devanagari" style:font-size-complex="10pt"/>
    </style:style>
    <style:style style:name="P3" style:family="paragraph">
      <style:paragraph-properties fo:text-align="center" style:writing-mode="lr-tb"/>
      <style:text-properties style:font-name="Liberation Sans" fo:font-size="10pt" style:letter-kerning="true" style:font-name-asian="Noto Sans CJK SC" style:font-size-asian="10pt" style:font-name-complex="Noto Sans Devanagari" style:font-size-complex="10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style:text-properties fo:font-size="10pt"/>
    </style:style>
    <style:style style:name="P9" style:family="paragraph">
      <loext:graphic-properties draw:fill="none" draw:fill-color="#ffffff"/>
      <style:text-properties fo:font-size="10pt"/>
    </style:style>
    <style:style style:name="T1" style:family="text">
      <style:text-properties style:font-name="Liberation Sans" fo:font-size="10pt" style:letter-kerning="true" style:font-name-asian="Noto Sans CJK SC" style:font-size-asian="10pt" style:font-name-complex="Noto Sans Devanagari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2.93cm" svg:y1="6.015cm" svg:x2="7.991cm" svg:y2="6.02cm" draw:start-shape="id1" draw:start-glue-point="6" draw:end-shape="id2" draw:end-glue-point="10" svg:d="M12930 6015l-4939 5" svg:viewBox="0 0 4940 6">
          <text:p/>
        </draw:connector>
        <draw:connector draw:style-name="gr2" draw:text-style-name="P1" draw:layer="layout" draw:type="line" svg:x1="12.932cm" svg:y1="6.489cm" svg:x2="7.993cm" svg:y2="6.494cm" draw:start-shape="id3" draw:start-glue-point="6" draw:end-shape="id4" draw:end-glue-point="10" svg:d="M12932 6489l-4939 5" svg:viewBox="0 0 4940 6">
          <text:p/>
        </draw:connector>
        <draw:frame draw:style-name="gr3" draw:text-style-name="P1" draw:layer="layout" svg:width="3.313cm" svg:height="8.04cm" draw:transform="rotate (-1.5707963267949) translate (15.68cm 7.73cm)">
          <draw:image xlink:href="Pictures/10000001000000A200000189D200CCBA.png" xlink:type="simple" xlink:show="embed" xlink:actuate="onLoad" draw:mime-type="image/png">
            <text:p/>
          </draw:image>
        </draw:frame>
        <draw:custom-shape draw:style-name="gr4" draw:text-style-name="P3" xml:id="id34" draw:id="id34" draw:layer="layout" svg:width="3.72cm" svg:height="1.52cm" svg:x="20.04cm" svg:y="6.12cm">
          <draw:glue-point draw:id="4" svg:x="-2.526cm" svg:y="4.736cm"/>
          <draw:glue-point draw:id="5" svg:x="2.634cm" svg:y="4.736cm"/>
          <text:p text:style-name="P2"><text:span text:style-name="T1">Аккумулятор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" draw:id="id2" draw:layer="layout" svg:width="0.25cm" svg:height="0.25cm" svg:x="7.741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8.213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8.685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9.156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9.628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0.1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0.572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1.043cm" svg:y="5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1.515cm" svg:y="5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1.987cm" svg:y="5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2.459cm" svg:y="5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0.25cm" svg:height="0.25cm" svg:x="12.93cm" svg:y="5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4" draw:id="id4" draw:layer="layout" svg:width="0.25cm" svg:height="0.25cm" svg:x="7.743cm" svg:y="6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8.215cm" svg:y="6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8.687cm" svg:y="6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9.158cm" svg:y="6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9.63cm" svg:y="6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0.102cm" svg:y="6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0.574cm" svg:y="6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1.045cm" svg:y="6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1.517cm" svg:y="6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1.989cm" svg:y="6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2.461cm" svg:y="6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" draw:id="id3" draw:layer="layout" svg:width="0.25cm" svg:height="0.25cm" svg:x="12.932cm" svg:y="6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2" draw:id="id12" draw:layer="layout" svg:width="0.25cm" svg:height="0.25cm" svg:x="8.686cm" svg:y="7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4" draw:id="id14" draw:layer="layout" svg:width="0.25cm" svg:height="0.25cm" svg:x="9.158cm" svg:y="7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7" draw:id="id17" draw:layer="layout" svg:width="0.25cm" svg:height="0.25cm" svg:x="9.629cm" svg:y="7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3" draw:id="id23" draw:layer="layout" svg:width="0.25cm" svg:height="0.25cm" svg:x="10.101cm" svg:y="7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9" draw:id="id29" draw:layer="layout" svg:width="0.25cm" svg:height="0.25cm" svg:x="10.573cm" svg:y="7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9" draw:id="id19" draw:layer="layout" svg:width="0.25cm" svg:height="0.25cm" svg:x="11.045cm" svg:y="7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5" draw:id="id25" draw:layer="layout" svg:width="0.25cm" svg:height="0.25cm" svg:x="11.516cm" svg:y="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1" draw:id="id21" draw:layer="layout" svg:width="0.25cm" svg:height="0.25cm" svg:x="11.988cm" svg:y="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8" draw:id="id8" draw:layer="layout" svg:width="0.25cm" svg:height="0.25cm" svg:x="12.46cm" svg:y="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7" draw:id="id27" draw:layer="layout" svg:width="0.25cm" svg:height="0.25cm" svg:x="12.932cm" svg:y="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3.403cm" svg:y="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3.875cm" svg:y="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4.347cm" svg:y="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4.819cm" svg:y="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" draw:id="id6" draw:layer="layout" svg:width="0.25cm" svg:height="0.25cm" svg:x="8.215cm" svg:y="10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8.687cm" svg:y="10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9.159cm" svg:y="10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9.63cm" svg:y="10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0.102cm" svg:y="10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0.574cm" svg:y="10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1.046cm" svg:y="10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1.517cm" svg:y="10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1.989cm" svg:y="10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2.461cm" svg:y="10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2.933cm" svg:y="10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0" draw:id="id30" draw:layer="layout" svg:width="0.25cm" svg:height="0.25cm" svg:x="13.404cm" svg:y="10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3.876cm" svg:y="10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3" draw:id="id33" draw:layer="layout" svg:width="0.25cm" svg:height="0.25cm" svg:x="14.348cm" svg:y="10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4.82cm" svg:y="10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5" draw:id="id5" draw:layer="layout" svg:width="0.25cm" svg:height="0.25cm" svg:x="7.741cm" svg:y="6.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9" draw:id="id9" draw:layer="layout" svg:width="0.25cm" svg:height="0.25cm" svg:x="8.213cm" svg:y="6.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1" draw:id="id11" draw:layer="layout" svg:width="0.25cm" svg:height="0.25cm" svg:x="8.685cm" svg:y="6.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3" draw:id="id13" draw:layer="layout" svg:width="0.25cm" svg:height="0.25cm" svg:x="9.156cm" svg:y="6.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6" draw:id="id16" draw:layer="layout" svg:width="0.25cm" svg:height="0.25cm" svg:x="9.628cm" svg:y="6.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2" draw:id="id22" draw:layer="layout" svg:width="0.25cm" svg:height="0.25cm" svg:x="10.1cm" svg:y="6.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8" draw:id="id28" draw:layer="layout" svg:width="0.25cm" svg:height="0.25cm" svg:x="10.572cm" svg:y="6.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8" draw:id="id18" draw:layer="layout" svg:width="0.25cm" svg:height="0.25cm" svg:x="11.043cm" svg:y="6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4" draw:id="id24" draw:layer="layout" svg:width="0.25cm" svg:height="0.25cm" svg:x="11.515cm" svg:y="6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0" draw:id="id20" draw:layer="layout" svg:width="0.25cm" svg:height="0.25cm" svg:x="11.987cm" svg:y="6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7" draw:id="id7" draw:layer="layout" svg:width="0.25cm" svg:height="0.25cm" svg:x="12.459cm" svg:y="6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6" draw:id="id26" draw:layer="layout" svg:width="0.25cm" svg:height="0.25cm" svg:x="12.93cm" svg:y="6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0" draw:id="id10" draw:layer="layout" svg:width="0.25cm" svg:height="0.25cm" svg:x="8.214cm" svg:y="7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7.741cm" svg:y1="6.965cm" svg:x2="8.34cm" svg:y2="10.933cm" draw:start-shape="id5" draw:start-glue-point="6" draw:end-shape="id6" draw:end-glue-point="8" svg:d="M7741 6965h-501v4470h1100v-502" svg:viewBox="0 0 1101 4471">
          <text:p/>
        </draw:connector>
        <draw:connector draw:style-name="gr6" draw:text-style-name="P5" draw:layer="layout" svg:x1="12.584cm" svg:y1="7.085cm" svg:x2="12.585cm" svg:y2="7.855cm" draw:start-shape="id7" draw:start-glue-point="8" draw:end-shape="id8" draw:end-glue-point="4" svg:d="M12584 7085v386h1v384" svg:viewBox="0 0 2 771">
          <text:p/>
        </draw:connector>
        <draw:connector draw:style-name="gr6" draw:text-style-name="P5" draw:layer="layout" svg:x1="8.338cm" svg:y1="7.09cm" svg:x2="8.339cm" svg:y2="7.86cm" draw:start-shape="id9" draw:start-glue-point="8" draw:end-shape="id10" draw:end-glue-point="4" svg:d="M8338 7090v386h1v384" svg:viewBox="0 0 2 771">
          <text:p/>
        </draw:connector>
        <draw:connector draw:style-name="gr6" draw:text-style-name="P5" draw:layer="layout" svg:x1="8.81cm" svg:y1="7.09cm" svg:x2="8.811cm" svg:y2="7.86cm" draw:start-shape="id11" draw:start-glue-point="8" draw:end-shape="id12" draw:end-glue-point="4" svg:d="M8810 7090v386h1v384" svg:viewBox="0 0 2 771">
          <text:p/>
        </draw:connector>
        <draw:connector draw:style-name="gr6" draw:text-style-name="P5" draw:layer="layout" svg:x1="9.281cm" svg:y1="7.09cm" svg:x2="9.283cm" svg:y2="7.86cm" draw:start-shape="id13" draw:start-glue-point="8" draw:end-shape="id14" draw:end-glue-point="4" svg:d="M9281 7090v386h2v384" svg:viewBox="0 0 3 771">
          <text:p/>
        </draw:connector>
        <draw:connector draw:style-name="gr7" draw:text-style-name="P5" draw:layer="layout" svg:x1="13.182cm" svg:y1="6.489cm" svg:x2="16.295cm" svg:y2="6.49cm" draw:start-shape="id3" draw:start-glue-point="10" draw:end-shape="id15" draw:end-glue-point="6" svg:d="M13182 6489h1557v1h1556" svg:viewBox="0 0 3114 2">
          <text:p/>
        </draw:connector>
        <draw:connector draw:style-name="gr6" draw:text-style-name="P5" draw:layer="layout" svg:x1="9.753cm" svg:y1="7.09cm" svg:x2="9.754cm" svg:y2="7.86cm" draw:start-shape="id16" draw:start-glue-point="8" draw:end-shape="id17" draw:end-glue-point="4" svg:d="M9753 7090v386h1v384" svg:viewBox="0 0 2 771">
          <text:p/>
        </draw:connector>
        <draw:connector draw:style-name="gr6" draw:text-style-name="P5" draw:layer="layout" svg:x1="11.168cm" svg:y1="7.085cm" svg:x2="11.17cm" svg:y2="7.86cm" draw:start-shape="id18" draw:start-glue-point="8" draw:end-shape="id19" draw:end-glue-point="4" svg:d="M11168 7085v388h2v387" svg:viewBox="0 0 3 776">
          <text:p/>
        </draw:connector>
        <draw:connector draw:style-name="gr6" draw:text-style-name="P5" draw:layer="layout" svg:x1="12.112cm" svg:y1="7.085cm" svg:x2="12.113cm" svg:y2="7.855cm" draw:start-shape="id20" draw:start-glue-point="8" draw:end-shape="id21" draw:end-glue-point="4" svg:d="M12112 7085v386h1v384" svg:viewBox="0 0 2 771">
          <text:p/>
        </draw:connector>
        <draw:connector draw:style-name="gr6" draw:text-style-name="P5" draw:layer="layout" svg:x1="10.225cm" svg:y1="7.09cm" svg:x2="10.226cm" svg:y2="7.86cm" draw:start-shape="id22" draw:start-glue-point="8" draw:end-shape="id23" draw:end-glue-point="4" svg:d="M10225 7090v386h1v384" svg:viewBox="0 0 2 771">
          <text:p/>
        </draw:connector>
        <draw:connector draw:style-name="gr6" draw:text-style-name="P5" draw:layer="layout" svg:x1="11.64cm" svg:y1="7.085cm" svg:x2="11.641cm" svg:y2="7.855cm" draw:start-shape="id24" draw:start-glue-point="8" draw:end-shape="id25" draw:end-glue-point="4" svg:d="M11640 7085v386h1v384" svg:viewBox="0 0 2 771">
          <text:p/>
        </draw:connector>
        <draw:connector draw:style-name="gr6" draw:text-style-name="P5" draw:layer="layout" svg:x1="13.055cm" svg:y1="7.085cm" svg:x2="13.057cm" svg:y2="7.855cm" draw:start-shape="id26" draw:start-glue-point="8" draw:end-shape="id27" draw:end-glue-point="4" svg:d="M13055 7085v386h2v384" svg:viewBox="0 0 3 771">
          <text:p/>
        </draw:connector>
        <draw:connector draw:style-name="gr6" draw:text-style-name="P5" draw:layer="layout" svg:x1="10.697cm" svg:y1="7.09cm" svg:x2="10.698cm" svg:y2="7.86cm" draw:start-shape="id28" draw:start-glue-point="8" draw:end-shape="id29" draw:end-glue-point="4" svg:d="M10697 7090v386h1v384" svg:viewBox="0 0 2 771">
          <text:p/>
        </draw:connector>
        <draw:custom-shape draw:style-name="gr5" draw:text-style-name="P4" xml:id="id32" draw:id="id32" draw:layer="layout" svg:width="0.25cm" svg:height="0.25cm" svg:x="16.293cm" svg:y="5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5" draw:id="id15" draw:layer="layout" svg:width="0.25cm" svg:height="0.25cm" svg:x="16.295cm" svg:y="6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16.42cm" svg:y1="6.615cm" svg:x2="13.529cm" svg:y2="10.928cm" draw:start-shape="id15" draw:start-glue-point="8" draw:end-shape="id30" draw:end-glue-point="8" svg:d="M16420 6615v4815h-2891v-502" svg:viewBox="0 0 2892 4816">
          <text:p/>
        </draw:connector>
        <draw:custom-shape draw:style-name="gr8" draw:text-style-name="P7" xml:id="id31" draw:id="id31" draw:layer="layout" svg:width="3.72cm" svg:height="1.64cm" svg:x="20.08cm" svg:y="9cm">
          <draw:glue-point draw:id="4" svg:x="-5cm" svg:y="-2.56cm"/>
          <draw:glue-point draw:id="5" svg:x="-5cm" svg:y="2.317cm"/>
          <draw:glue-point draw:id="6" svg:x="-2.634cm" svg:y="-5.006cm"/>
          <draw:glue-point draw:id="7" svg:x="2.526cm" svg:y="-5.006cm"/>
          <text:p text:style-name="P6"><text:span text:style-name="T2">Преобразователь напряжени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20.08cm" svg:y1="10.199cm" svg:x2="16.545cm" svg:y2="6.49cm" draw:start-shape="id31" draw:start-glue-point="5" draw:end-shape="id15" draw:end-glue-point="10" svg:d="M20080 10199h-1767v-3709h-1768" svg:viewBox="0 0 3536 3710">
          <text:p/>
        </draw:connector>
        <draw:connector draw:style-name="gr9" draw:text-style-name="P5" draw:layer="layout" draw:line-skew="0.728cm" svg:x1="16.543cm" svg:y1="6.016cm" svg:x2="20.08cm" svg:y2="9.401cm" draw:start-shape="id32" draw:start-glue-point="10" draw:end-shape="id31" draw:end-glue-point="4" svg:d="M16543 6016h2497v3385h1040" svg:viewBox="0 0 3538 3386">
          <text:p/>
        </draw:connector>
        <draw:connector draw:style-name="gr9" draw:text-style-name="P5" draw:layer="layout" svg:x1="13.18cm" svg:y1="6.015cm" svg:x2="16.293cm" svg:y2="6.016cm" draw:start-shape="id1" draw:start-glue-point="10" draw:end-shape="id32" draw:end-glue-point="6" svg:d="M13180 6015h1557v1h1556" svg:viewBox="0 0 3114 2">
          <text:p/>
        </draw:connector>
        <draw:connector draw:style-name="gr9" draw:text-style-name="P5" draw:layer="layout" draw:line-skew="0cm 2.034cm 0.41cm" svg:x1="16.418cm" svg:y1="5.891cm" svg:x2="14.473cm" svg:y2="10.928cm" draw:start-shape="id32" draw:start-glue-point="4" draw:end-shape="id33" draw:end-glue-point="8" svg:d="M16418 5891v-501h1062v6450h-3007v-912" svg:viewBox="0 0 3008 6451">
          <text:p/>
        </draw:connector>
        <draw:connector draw:style-name="gr9" draw:text-style-name="P5" draw:layer="layout" svg:x1="20.961cm" svg:y1="7.599cm" svg:x2="20.961cm" svg:y2="9cm" draw:start-shape="id34" draw:start-glue-point="4" draw:end-shape="id31" draw:end-glue-point="6" svg:d="M20961 7599v1401" svg:viewBox="0 0 1 1402">
          <text:p/>
        </draw:connector>
        <draw:connector draw:style-name="gr7" draw:text-style-name="P5" draw:layer="layout" svg:x1="22.879cm" svg:y1="9cm" svg:x2="22.879cm" svg:y2="7.599cm" draw:start-shape="id31" draw:start-glue-point="7" draw:end-shape="id34" draw:end-glue-point="5" svg:d="M22879 9000v-1401" svg:viewBox="0 0 1 1402">
          <text:p/>
        </draw:connector>
        <draw:frame draw:style-name="gr10" draw:text-style-name="P9" draw:layer="layout" svg:width="2.04cm" svg:height="0.88cm" svg:x="18.48cm" svg:y="9.46cm">
          <draw:text-box>
            <text:p text:style-name="P8">5 вольт</text:p>
          </draw:text-box>
        </draw:frame>
        <draw:frame draw:style-name="gr10" draw:text-style-name="P9" draw:layer="layout" svg:width="2.16cm" svg:height="0.88cm" svg:x="20.94cm" svg:y="7.6cm">
          <draw:text-box>
            <text:p text:style-name="P8">5-8 вольт</text:p>
          </draw:text-box>
        </draw:frame>
        <draw:frame draw:style-name="gr11" draw:text-style-name="P9" draw:layer="layout" svg:width="2.76cm" svg:height="1.433cm" svg:x="4.64cm" svg:y="6.733cm">
          <draw:text-box>
            <text:p text:style-name="P8">Управление приводами</text:p>
            <text:p text:style-name="P8">D2-D13</text:p>
          </draw:text-box>
        </draw:frame>
        <draw:connector draw:style-name="gr9" draw:text-style-name="P5" draw:layer="layout" draw:line-skew="0.615cm" svg:x1="13.055cm" svg:y1="5.89cm" svg:x2="15.204cm" svg:y2="4.205cm" draw:start-shape="id1" draw:start-glue-point="4" draw:end-shape="id35" draw:end-glue-point="5" svg:d="M13055 5890v-210h2149v-1475" svg:viewBox="0 0 2150 1686">
          <text:p/>
        </draw:connector>
        <draw:connector draw:style-name="gr7" draw:text-style-name="P5" draw:layer="layout" draw:line-skew="0.938cm" svg:x1="14.72cm" svg:y1="4.24cm" svg:x2="13.057cm" svg:y2="6.364cm" draw:start-shape="id35" draw:start-glue-point="2" draw:end-shape="id3" draw:end-glue-point="4" svg:d="M14720 4240v2000h-1663v124" svg:viewBox="0 0 1664 2125">
          <text:p/>
        </draw:connector>
        <draw:connector draw:style-name="gr6" draw:text-style-name="P5" draw:layer="layout" svg:x1="14.256cm" svg:y1="4.205cm" svg:x2="13.18cm" svg:y2="6.96cm" draw:start-shape="id35" draw:start-glue-point="4" draw:end-shape="id26" draw:end-glue-point="10" svg:d="M14256 4205v2755h-1076" svg:viewBox="0 0 1077 2756">
          <text:p/>
        </draw:connector>
        <draw:connector draw:style-name="gr9" draw:text-style-name="P5" draw:layer="layout" svg:x1="7.866cm" svg:y1="5.895cm" svg:x2="8.524cm" svg:y2="4.205cm" draw:start-shape="id2" draw:start-glue-point="4" draw:end-shape="id36" draw:end-glue-point="5" svg:d="M7866 5895v-827h658v-863" svg:viewBox="0 0 659 1691">
          <text:p/>
        </draw:connector>
        <draw:custom-shape draw:style-name="gr12" draw:text-style-name="P3" xml:id="id36" draw:id="id36" draw:layer="layout" svg:width="1.84cm" svg:height="1.32cm" svg:x="7.12cm" svg:y="2.92cm">
          <draw:glue-point draw:id="4" svg:x="-2.526cm" svg:y="4.736cm"/>
          <draw:glue-point draw:id="5" svg:x="2.634cm" svg:y="4.736cm"/>
          <text:p text:style-name="P2"><text:span text:style-name="T1">Привод 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35" draw:id="id35" draw:layer="layout" svg:width="1.84cm" svg:height="1.32cm" svg:x="13.8cm" svg:y="2.92cm">
          <draw:glue-point draw:id="4" svg:x="-2.526cm" svg:y="4.736cm"/>
          <draw:glue-point draw:id="5" svg:x="2.634cm" svg:y="4.736cm"/>
          <text:p text:style-name="P2"><text:span text:style-name="T1">Привод 1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DK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20:08:25.571873366</meta:creation-date>
    <dc:date>2024-04-14T23:46:20.827062227</dc:date>
    <meta:editing-duration>PT43M23S</meta:editing-duration>
    <meta:editing-cycles>8</meta:editing-cycles>
    <meta:generator>LibreOffice/24.2.2.2$Linux_X86_64 LibreOffice_project/420$Build-2</meta:generator>
    <meta:document-statistic meta:object-count="102"/>
  </office:meta>
</office:document-meta>
</file>